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I fought off depression</text:p>
      <text:p text:style-name="Standard"/>
      <text:p text:style-name="Standard">I'll cut to the chase: I had terrible depression in my early 20's. I wont bore you with the details, but suffice it to say I did a lot of damage to myself and others just because I had a monkey on my back that clouded the way I saw things and the way I reacted to them. I didn't enjoy being depressed, but the whole “just change your attitude” thing just didn't work, so there I was. Add a few years, and now I don't feel</text:p>
      <text:p text:style-name="Standard"/>
      <text:p text:style-name="Standard">It seems to me, looking back, that it was a kind of maze. As depression runs pretty strongly in my family, I figured there was no way out of the maz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19T04:00:14.83</meta:creation-date>
    <meta:document-statistic meta:table-count="0" meta:image-count="0" meta:object-count="0" meta:page-count="1" meta:paragraph-count="3" meta:word-count="123" meta:character-count="597"/>
    <dc:date>2016-01-19T04:13:56.05</dc:date>
    <meta:editing-duration>PT13M41S</meta:editing-duration>
    <meta:editing-cycles>1</meta:editing-cycles>
    <meta:generator>OpenOffice/4.1.1$Win32 OpenOffice.org_project/411m6$Build-9775</meta:generator>
  </office:meta>
</office:document-meta>
</file>